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7A3ED325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6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8" style:family="presentation" style:parent-style-name="Default_20_1_5f__5f__5f__5f__5f__5f__5f_-title" style:list-style-name="L4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JetBrains Mono"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7A3ED325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item>
              <text:p text:style-name="P2"><text:span text:style-name="T3">Обработка исключений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XXX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2" presentation:class="page"/>
          <draw:frame presentation:style-name="pr3" draw:text-style-name="P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_5f__5f__5f_" presentation:presentation-page-layout-name="AL2T1">
        <office:forms form:automatic-focus="false" form:apply-design-mode="false"/>
        <draw:frame presentation:style-name="pr5" draw:text-style-name="P6" draw:layer="layout" svg:width="22.859cm" svg:height="3.799cm" svg:x="1.271cm" svg:y="7.111cm" presentation:class="title" presentation:user-transformed="true">
          <draw:text-box>
            <text:p><text:span text:style-name="T4">XXX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" presentation:presentation-page-layout-name="AL2T1">
        <office:forms form:automatic-focus="false" form:apply-design-mode="false"/>
        <draw:frame presentation:style-name="pr7" draw:text-style-name="P6" draw:layer="layout" svg:width="22.859cm" svg:height="3.799cm" svg:x="1.271cm" svg:y="7.111cm" presentation:class="title" presentation:user-transformed="true">
          <draw:text-box>
            <text:p><text:span text:style-name="T4">XXX</text:span></text:p>
          </draw:text-box>
        </draw:frame>
        <draw:frame presentation:style-name="pr8" draw:text-style-name="P8" draw:layer="layout" svg:width="24.217cm" svg:height="3.777cm" svg:x="0.351cm" svg:y="15.223cm" presentation:class="title" presentation:user-transformed="true">
          <draw:text-box>
            <text:p text:style-name="P7"><text:span text:style-name="T5">src/16. Matplotlib/example_xx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12T18:50:11.088227277</dc:date>
    <meta:editing-cycles>1708</meta:editing-cycles>
    <meta:editing-duration>P10DT9H37M35S</meta:editing-duration>
    <meta:generator>LibreOffice/24.2.0.3$Linux_X86_64 LibreOffice_project/420$Build-3</meta:generator>
    <meta:document-statistic meta:object-count="143"/>
  </office:meta>
</office:document-meta>
</file>